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Karla Dellwig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c7b61cb8-8aba-4070-9f2f-7b2d361c13f5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<text:line-break/>Beurteilung und Einstellung von Personal<text:line-break/>Genehmigung von Budgets für spezielle Bildungsprojekte</text:p>
              <text:p text:style-name="P3"/>
            </text:section>
            <text:section text:style-name="Sect1" text:name="f41fb16f-c6a0-4641-8add-21ceeb486968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25f1e18f-7f50-435f-9868-f045097c79cf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6c6cc72b-7a3f-4bd4-90d1-e29583671fcf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65013493-2982-4b89-acf5-982e6f278b08">
              <text:p text:style-name="P6"><text:span text:style-name="T17">Sprachen: </text:span>Deutsch: Muttersprache<text:line-break/>Französisch: Schriftlich &amp; Mündlich<text:line-break/>Italienisch: Grundkenntnisse</text:p>
            </text:section>
            <text:section text:style-name="Sect2" text:name="67c78aa1-8f69-4604-be62-c55a9fa2cf6f">
              <text:p text:style-name="P6"><text:span text:style-name="T17">EDV: </text:span>Word, Excel, Photoshop, Linux, Outlook</text:p>
            </text:section>
            <text:section text:style-name="Sect2" text:name="b804989d-e380-4750-a5e7-3bd4e7d01d83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Karla Dellwig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